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305cm" draw:marker-start-center="false" draw:marker-end="" draw:marker-end-width="0.305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>
      <style:graphic-properties svg:stroke-width="0.102cm" svg:stroke-color="#000000" draw:marker-start-width="0.305cm" draw:marker-end-width="0.305cm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fo:min-height="1.248cm"/>
    </style:style>
    <style:style style:name="gr11" style:family="graphic" style:parent-style-name="objectwithoutfill">
      <style:graphic-properties svg:stroke-width="0.102cm" svg:stroke-color="#000000" draw:marker-start-width="0.305cm" draw:marker-end-width="0.305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fo:min-height="0.716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Fira Sans Book1" fo:font-size="18pt" fo:font-weight="350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style:font-name="Fira Sans Book1" fo:font-size="18pt" fo:font-weight="350" style:font-size-asian="18pt" style:font-size-complex="18pt"/>
    </style:style>
    <style:style style:name="T2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5.12cm" svg:y1="7.199cm" svg:x2="5.12cm" svg:y2="7.829cm">
            <text:p/>
          </draw:line>
          <draw:line draw:style-name="gr2" draw:text-style-name="P1" draw:layer="layout" svg:x1="4.411cm" svg:y1="7.829cm" svg:x2="5.826cm" svg:y2="7.829cm">
            <text:p/>
          </draw:line>
          <draw:line draw:style-name="gr3" draw:text-style-name="P1" draw:layer="layout" svg:x1="4.648cm" svg:y1="8.141cm" svg:x2="5.591cm" svg:y2="8.141cm">
            <text:p/>
          </draw:line>
          <draw:line draw:style-name="gr4" draw:text-style-name="P1" draw:layer="layout" svg:x1="4.882cm" svg:y1="8.456cm" svg:x2="5.354cm" svg:y2="8.456cm">
            <text:p/>
          </draw:line>
        </draw:g>
        <draw:g xml:id="id1" draw:id="id1">
          <draw:line draw:style-name="gr5" draw:text-style-name="P1" draw:layer="layout" svg:x1="4cm" svg:y1="2.736cm" svg:x2="4cm" svg:y2="3.445cm">
            <text:p/>
          </draw:line>
          <draw:line draw:style-name="gr6" draw:text-style-name="P1" draw:layer="layout" svg:x1="4.457cm" svg:y1="2.026cm" svg:x2="4.457cm" svg:y2="4.154cm">
            <text:p/>
          </draw:line>
          <draw:line draw:style-name="gr7" draw:text-style-name="P1" draw:layer="layout" svg:x1="4cm" svg:y1="3.09cm" svg:x2="3.088cm" svg:y2="3.09cm">
            <text:p/>
          </draw:line>
          <draw:line draw:style-name="gr8" draw:text-style-name="P1" draw:layer="layout" svg:x1="4.457cm" svg:y1="3.09cm" svg:x2="5.369cm" svg:y2="3.09cm">
            <text:p/>
          </draw:line>
        </draw:g>
        <draw:connector draw:style-name="gr9" draw:text-style-name="P2" draw:layer="layout" svg:x1="3.088cm" svg:y1="3.09cm" svg:x2="5.118cm" svg:y2="7.199cm" draw:start-shape="id1" draw:start-glue-point="3" draw:end-shape="id2" draw:end-glue-point="0" svg:d="M3088 3090h-551v2587h2581v1522" svg:viewBox="0 0 2582 4110">
          <text:p/>
        </draw:connector>
        <draw:frame draw:style-name="gr10" draw:text-style-name="P3" draw:layer="layout" svg:width="2.322cm" svg:height="1.783cm" svg:x="3.205cm" svg:y="0.265cm">
          <draw:text-box>
            <text:p><text:span text:style-name="T1">9V</text:span></text:p>
            <text:p><text:span text:style-name="T1">6 A-hr</text:span></text:p>
          </draw:text-box>
        </draw:frame>
        <draw:g xml:id="id3" draw:id="id3">
          <draw:line draw:style-name="gr11" draw:text-style-name="P4" draw:layer="layout" svg:x1="7.028cm" svg:y1="2.53cm" svg:x2="6.967cm" svg:y2="2.878cm">
            <text:p/>
          </draw:line>
          <draw:line draw:style-name="gr11" draw:text-style-name="P4" draw:layer="layout" svg:x1="6.859cm" svg:y1="2.302cm" svg:x2="6.75cm" svg:y2="2.877cm">
            <text:p/>
          </draw:line>
          <draw:line draw:style-name="gr11" draw:text-style-name="P4" draw:layer="layout" svg:x1="6.856cm" svg:y1="2.298cm" svg:x2="6.968cm" svg:y2="2.873cm">
            <text:p/>
          </draw:line>
          <draw:line draw:style-name="gr11" draw:text-style-name="P4" draw:layer="layout" svg:x1="6.751cm" svg:y1="2.874cm" svg:x2="6.639cm" svg:y2="2.299cm">
            <text:p/>
          </draw:line>
          <draw:line draw:style-name="gr11" draw:text-style-name="P4" draw:layer="layout" svg:x1="6.534cm" svg:y1="2.874cm" svg:x2="6.422cm" svg:y2="2.299cm">
            <text:p/>
          </draw:line>
          <draw:line draw:style-name="gr11" draw:text-style-name="P4" draw:layer="layout" svg:x1="6.531cm" svg:y1="2.878cm" svg:x2="6.64cm" svg:y2="2.303cm">
            <text:p/>
          </draw:line>
          <draw:line draw:style-name="gr11" draw:text-style-name="P4" draw:layer="layout" svg:x1="6.432cm" svg:y1="2.302cm" svg:x2="6.323cm" svg:y2="2.877cm">
            <text:p/>
          </draw:line>
          <draw:line draw:style-name="gr11" draw:text-style-name="P4" draw:layer="layout" svg:x1="6.215cm" svg:y1="2.303cm" svg:x2="6.106cm" svg:y2="2.878cm">
            <text:p/>
          </draw:line>
          <draw:line draw:style-name="gr11" draw:text-style-name="P4" draw:layer="layout" svg:x1="6.212cm" svg:y1="2.299cm" svg:x2="6.324cm" svg:y2="2.874cm">
            <text:p/>
          </draw:line>
          <draw:line draw:style-name="gr11" draw:text-style-name="P4" draw:layer="layout" svg:x1="6.108cm" svg:y1="2.874cm" svg:x2="5.996cm" svg:y2="2.299cm">
            <text:p/>
          </draw:line>
          <draw:line draw:style-name="gr11" draw:text-style-name="P4" draw:layer="layout" svg:x1="5.89cm" svg:y1="2.874cm" svg:x2="5.826cm" svg:y2="2.532cm">
            <text:p/>
          </draw:line>
          <draw:line draw:style-name="gr11" draw:text-style-name="P4" draw:layer="layout" svg:x1="5.888cm" svg:y1="2.878cm" svg:x2="5.997cm" svg:y2="2.303cm">
            <text:p/>
          </draw:line>
        </draw:g>
        <draw:g xml:id="id4" draw:id="id4">
          <draw:line draw:style-name="gr11" draw:text-style-name="P4" draw:layer="layout" svg:x1="9.491cm" svg:y1="1.689cm" svg:x2="9.43cm" svg:y2="2.037cm">
            <text:p/>
          </draw:line>
          <draw:line draw:style-name="gr11" draw:text-style-name="P4" draw:layer="layout" svg:x1="9.322cm" svg:y1="1.461cm" svg:x2="9.213cm" svg:y2="2.036cm">
            <text:p/>
          </draw:line>
          <draw:line draw:style-name="gr11" draw:text-style-name="P4" draw:layer="layout" svg:x1="9.319cm" svg:y1="1.457cm" svg:x2="9.431cm" svg:y2="2.032cm">
            <text:p/>
          </draw:line>
          <draw:line draw:style-name="gr11" draw:text-style-name="P4" draw:layer="layout" svg:x1="9.214cm" svg:y1="2.033cm" svg:x2="9.102cm" svg:y2="1.458cm">
            <text:p/>
          </draw:line>
          <draw:line draw:style-name="gr11" draw:text-style-name="P4" draw:layer="layout" svg:x1="8.997cm" svg:y1="2.033cm" svg:x2="8.885cm" svg:y2="1.458cm">
            <text:p/>
          </draw:line>
          <draw:line draw:style-name="gr11" draw:text-style-name="P4" draw:layer="layout" svg:x1="8.994cm" svg:y1="2.037cm" svg:x2="9.103cm" svg:y2="1.462cm">
            <text:p/>
          </draw:line>
          <draw:line draw:style-name="gr11" draw:text-style-name="P4" draw:layer="layout" svg:x1="8.895cm" svg:y1="1.461cm" svg:x2="8.786cm" svg:y2="2.036cm">
            <text:p/>
          </draw:line>
          <draw:line draw:style-name="gr11" draw:text-style-name="P4" draw:layer="layout" svg:x1="8.678cm" svg:y1="1.462cm" svg:x2="8.569cm" svg:y2="2.037cm">
            <text:p/>
          </draw:line>
          <draw:line draw:style-name="gr11" draw:text-style-name="P4" draw:layer="layout" svg:x1="8.675cm" svg:y1="1.458cm" svg:x2="8.787cm" svg:y2="2.033cm">
            <text:p/>
          </draw:line>
          <draw:line draw:style-name="gr11" draw:text-style-name="P4" draw:layer="layout" svg:x1="8.571cm" svg:y1="2.033cm" svg:x2="8.459cm" svg:y2="1.458cm">
            <text:p/>
          </draw:line>
          <draw:line draw:style-name="gr11" draw:text-style-name="P4" draw:layer="layout" svg:x1="8.353cm" svg:y1="2.033cm" svg:x2="8.289cm" svg:y2="1.691cm">
            <text:p/>
          </draw:line>
          <draw:line draw:style-name="gr11" draw:text-style-name="P4" draw:layer="layout" svg:x1="8.351cm" svg:y1="2.037cm" svg:x2="8.46cm" svg:y2="1.462cm">
            <text:p/>
          </draw:line>
        </draw:g>
        <draw:frame draw:style-name="gr12" draw:text-style-name="P5" draw:layer="layout" svg:width="3.836cm" svg:height="1.673cm" svg:x="7.4cm" svg:y="7.146cm">
          <draw:text-box>
            <text:p>All resistors are 10 k<text:span text:style-name="T2">Ω</text:span></text:p>
          </draw:text-box>
        </draw:frame>
        <draw:connector draw:style-name="gr9" draw:text-style-name="P2" draw:layer="layout" svg:x1="5.369cm" svg:y1="3.09cm" svg:x2="5.826cm" svg:y2="2.588cm" draw:start-shape="id1" draw:start-glue-point="1" draw:end-shape="id3" draw:end-glue-point="3" svg:d="M5369 3090h229v-502h228" svg:viewBox="0 0 458 503">
          <text:p/>
        </draw:connector>
        <draw:connector draw:style-name="gr9" draw:text-style-name="P2" draw:layer="layout" svg:x1="7.028cm" svg:y1="2.588cm" svg:x2="8.289cm" svg:y2="1.747cm" draw:start-shape="id3" draw:start-glue-point="1" draw:end-shape="id4" draw:end-glue-point="3" svg:d="M7028 2588h631v-841h630" svg:viewBox="0 0 1262 842">
          <text:p/>
        </draw:connector>
        <draw:g xml:id="id5" draw:id="id5">
          <draw:line draw:style-name="gr11" draw:text-style-name="P4" draw:layer="layout" svg:x1="12.535cm" svg:y1="3.73cm" svg:x2="12.883cm" svg:y2="3.791cm">
            <text:p/>
          </draw:line>
          <draw:line draw:style-name="gr11" draw:text-style-name="P4" draw:layer="layout" svg:x1="12.307cm" svg:y1="3.899cm" svg:x2="12.882cm" svg:y2="4.008cm">
            <text:p/>
          </draw:line>
          <draw:line draw:style-name="gr11" draw:text-style-name="P4" draw:layer="layout" svg:x1="12.303cm" svg:y1="3.902cm" svg:x2="12.878cm" svg:y2="3.79cm">
            <text:p/>
          </draw:line>
          <draw:line draw:style-name="gr11" draw:text-style-name="P4" draw:layer="layout" svg:x1="12.879cm" svg:y1="4.007cm" svg:x2="12.304cm" svg:y2="4.119cm">
            <text:p/>
          </draw:line>
          <draw:line draw:style-name="gr11" draw:text-style-name="P4" draw:layer="layout" svg:x1="12.879cm" svg:y1="4.224cm" svg:x2="12.304cm" svg:y2="4.336cm">
            <text:p/>
          </draw:line>
          <draw:line draw:style-name="gr11" draw:text-style-name="P4" draw:layer="layout" svg:x1="12.883cm" svg:y1="4.227cm" svg:x2="12.308cm" svg:y2="4.118cm">
            <text:p/>
          </draw:line>
          <draw:line draw:style-name="gr11" draw:text-style-name="P4" draw:layer="layout" svg:x1="12.307cm" svg:y1="4.326cm" svg:x2="12.882cm" svg:y2="4.435cm">
            <text:p/>
          </draw:line>
          <draw:line draw:style-name="gr11" draw:text-style-name="P4" draw:layer="layout" svg:x1="12.308cm" svg:y1="4.543cm" svg:x2="12.883cm" svg:y2="4.652cm">
            <text:p/>
          </draw:line>
          <draw:line draw:style-name="gr11" draw:text-style-name="P4" draw:layer="layout" svg:x1="12.304cm" svg:y1="4.546cm" svg:x2="12.879cm" svg:y2="4.434cm">
            <text:p/>
          </draw:line>
          <draw:line draw:style-name="gr11" draw:text-style-name="P4" draw:layer="layout" svg:x1="12.879cm" svg:y1="4.65cm" svg:x2="12.304cm" svg:y2="4.762cm">
            <text:p/>
          </draw:line>
          <draw:line draw:style-name="gr11" draw:text-style-name="P4" draw:layer="layout" svg:x1="12.879cm" svg:y1="4.868cm" svg:x2="12.537cm" svg:y2="4.932cm">
            <text:p/>
          </draw:line>
          <draw:line draw:style-name="gr11" draw:text-style-name="P4" draw:layer="layout" svg:x1="12.883cm" svg:y1="4.87cm" svg:x2="12.308cm" svg:y2="4.761cm">
            <text:p/>
          </draw:line>
        </draw:g>
        <draw:g xml:id="id6" draw:id="id6">
          <draw:line draw:style-name="gr11" draw:text-style-name="P4" draw:layer="layout" svg:x1="11.636cm" svg:y1="3.73cm" svg:x2="11.984cm" svg:y2="3.791cm">
            <text:p/>
          </draw:line>
          <draw:line draw:style-name="gr11" draw:text-style-name="P4" draw:layer="layout" svg:x1="11.408cm" svg:y1="3.899cm" svg:x2="11.983cm" svg:y2="4.008cm">
            <text:p/>
          </draw:line>
          <draw:line draw:style-name="gr11" draw:text-style-name="P4" draw:layer="layout" svg:x1="11.404cm" svg:y1="3.902cm" svg:x2="11.979cm" svg:y2="3.79cm">
            <text:p/>
          </draw:line>
          <draw:line draw:style-name="gr11" draw:text-style-name="P4" draw:layer="layout" svg:x1="11.98cm" svg:y1="4.007cm" svg:x2="11.405cm" svg:y2="4.119cm">
            <text:p/>
          </draw:line>
          <draw:line draw:style-name="gr11" draw:text-style-name="P4" draw:layer="layout" svg:x1="11.98cm" svg:y1="4.224cm" svg:x2="11.405cm" svg:y2="4.336cm">
            <text:p/>
          </draw:line>
          <draw:line draw:style-name="gr11" draw:text-style-name="P4" draw:layer="layout" svg:x1="11.984cm" svg:y1="4.227cm" svg:x2="11.409cm" svg:y2="4.118cm">
            <text:p/>
          </draw:line>
          <draw:line draw:style-name="gr11" draw:text-style-name="P4" draw:layer="layout" svg:x1="11.408cm" svg:y1="4.326cm" svg:x2="11.983cm" svg:y2="4.435cm">
            <text:p/>
          </draw:line>
          <draw:line draw:style-name="gr11" draw:text-style-name="P4" draw:layer="layout" svg:x1="11.409cm" svg:y1="4.543cm" svg:x2="11.984cm" svg:y2="4.652cm">
            <text:p/>
          </draw:line>
          <draw:line draw:style-name="gr11" draw:text-style-name="P4" draw:layer="layout" svg:x1="11.405cm" svg:y1="4.546cm" svg:x2="11.98cm" svg:y2="4.434cm">
            <text:p/>
          </draw:line>
          <draw:line draw:style-name="gr11" draw:text-style-name="P4" draw:layer="layout" svg:x1="11.98cm" svg:y1="4.65cm" svg:x2="11.405cm" svg:y2="4.762cm">
            <text:p/>
          </draw:line>
          <draw:line draw:style-name="gr11" draw:text-style-name="P4" draw:layer="layout" svg:x1="11.98cm" svg:y1="4.868cm" svg:x2="11.638cm" svg:y2="4.932cm">
            <text:p/>
          </draw:line>
          <draw:line draw:style-name="gr11" draw:text-style-name="P4" draw:layer="layout" svg:x1="11.984cm" svg:y1="4.87cm" svg:x2="11.409cm" svg:y2="4.761cm">
            <text:p/>
          </draw:line>
        </draw:g>
        <draw:g xml:id="id7" draw:id="id7">
          <draw:line draw:style-name="gr11" draw:text-style-name="P4" draw:layer="layout" svg:x1="10.736cm" svg:y1="3.73cm" svg:x2="11.084cm" svg:y2="3.791cm">
            <text:p/>
          </draw:line>
          <draw:line draw:style-name="gr11" draw:text-style-name="P4" draw:layer="layout" svg:x1="10.508cm" svg:y1="3.899cm" svg:x2="11.083cm" svg:y2="4.008cm">
            <text:p/>
          </draw:line>
          <draw:line draw:style-name="gr11" draw:text-style-name="P4" draw:layer="layout" svg:x1="10.504cm" svg:y1="3.902cm" svg:x2="11.079cm" svg:y2="3.79cm">
            <text:p/>
          </draw:line>
          <draw:line draw:style-name="gr11" draw:text-style-name="P4" draw:layer="layout" svg:x1="11.08cm" svg:y1="4.007cm" svg:x2="10.505cm" svg:y2="4.119cm">
            <text:p/>
          </draw:line>
          <draw:line draw:style-name="gr11" draw:text-style-name="P4" draw:layer="layout" svg:x1="11.08cm" svg:y1="4.224cm" svg:x2="10.505cm" svg:y2="4.336cm">
            <text:p/>
          </draw:line>
          <draw:line draw:style-name="gr11" draw:text-style-name="P4" draw:layer="layout" svg:x1="11.084cm" svg:y1="4.227cm" svg:x2="10.509cm" svg:y2="4.118cm">
            <text:p/>
          </draw:line>
          <draw:line draw:style-name="gr11" draw:text-style-name="P4" draw:layer="layout" svg:x1="10.508cm" svg:y1="4.326cm" svg:x2="11.083cm" svg:y2="4.435cm">
            <text:p/>
          </draw:line>
          <draw:line draw:style-name="gr11" draw:text-style-name="P4" draw:layer="layout" svg:x1="10.509cm" svg:y1="4.543cm" svg:x2="11.084cm" svg:y2="4.652cm">
            <text:p/>
          </draw:line>
          <draw:line draw:style-name="gr11" draw:text-style-name="P4" draw:layer="layout" svg:x1="10.505cm" svg:y1="4.546cm" svg:x2="11.08cm" svg:y2="4.434cm">
            <text:p/>
          </draw:line>
          <draw:line draw:style-name="gr11" draw:text-style-name="P4" draw:layer="layout" svg:x1="11.08cm" svg:y1="4.65cm" svg:x2="10.505cm" svg:y2="4.762cm">
            <text:p/>
          </draw:line>
          <draw:line draw:style-name="gr11" draw:text-style-name="P4" draw:layer="layout" svg:x1="11.08cm" svg:y1="4.868cm" svg:x2="10.738cm" svg:y2="4.932cm">
            <text:p/>
          </draw:line>
          <draw:line draw:style-name="gr11" draw:text-style-name="P4" draw:layer="layout" svg:x1="11.084cm" svg:y1="4.87cm" svg:x2="10.509cm" svg:y2="4.761cm">
            <text:p/>
          </draw:line>
        </draw:g>
        <draw:g xml:id="id8" draw:id="id8">
          <draw:line draw:style-name="gr11" draw:text-style-name="P4" draw:layer="layout" svg:x1="9.837cm" svg:y1="3.73cm" svg:x2="10.185cm" svg:y2="3.791cm">
            <text:p/>
          </draw:line>
          <draw:line draw:style-name="gr11" draw:text-style-name="P4" draw:layer="layout" svg:x1="9.609cm" svg:y1="3.899cm" svg:x2="10.184cm" svg:y2="4.008cm">
            <text:p/>
          </draw:line>
          <draw:line draw:style-name="gr11" draw:text-style-name="P4" draw:layer="layout" svg:x1="9.605cm" svg:y1="3.902cm" svg:x2="10.18cm" svg:y2="3.79cm">
            <text:p/>
          </draw:line>
          <draw:line draw:style-name="gr11" draw:text-style-name="P4" draw:layer="layout" svg:x1="10.181cm" svg:y1="4.007cm" svg:x2="9.606cm" svg:y2="4.119cm">
            <text:p/>
          </draw:line>
          <draw:line draw:style-name="gr11" draw:text-style-name="P4" draw:layer="layout" svg:x1="10.181cm" svg:y1="4.224cm" svg:x2="9.606cm" svg:y2="4.336cm">
            <text:p/>
          </draw:line>
          <draw:line draw:style-name="gr11" draw:text-style-name="P4" draw:layer="layout" svg:x1="10.185cm" svg:y1="4.227cm" svg:x2="9.61cm" svg:y2="4.118cm">
            <text:p/>
          </draw:line>
          <draw:line draw:style-name="gr11" draw:text-style-name="P4" draw:layer="layout" svg:x1="9.609cm" svg:y1="4.326cm" svg:x2="10.184cm" svg:y2="4.435cm">
            <text:p/>
          </draw:line>
          <draw:line draw:style-name="gr11" draw:text-style-name="P4" draw:layer="layout" svg:x1="9.61cm" svg:y1="4.543cm" svg:x2="10.185cm" svg:y2="4.652cm">
            <text:p/>
          </draw:line>
          <draw:line draw:style-name="gr11" draw:text-style-name="P4" draw:layer="layout" svg:x1="9.606cm" svg:y1="4.546cm" svg:x2="10.181cm" svg:y2="4.434cm">
            <text:p/>
          </draw:line>
          <draw:line draw:style-name="gr11" draw:text-style-name="P4" draw:layer="layout" svg:x1="10.181cm" svg:y1="4.65cm" svg:x2="9.606cm" svg:y2="4.762cm">
            <text:p/>
          </draw:line>
          <draw:line draw:style-name="gr11" draw:text-style-name="P4" draw:layer="layout" svg:x1="10.181cm" svg:y1="4.868cm" svg:x2="9.839cm" svg:y2="4.932cm">
            <text:p/>
          </draw:line>
          <draw:line draw:style-name="gr11" draw:text-style-name="P4" draw:layer="layout" svg:x1="10.185cm" svg:y1="4.87cm" svg:x2="9.61cm" svg:y2="4.761cm">
            <text:p/>
          </draw:line>
        </draw:g>
        <draw:connector draw:style-name="gr9" draw:text-style-name="P2" draw:layer="layout" svg:x1="12.593cm" svg:y1="3.73cm" svg:x2="9.491cm" svg:y2="1.747cm" draw:start-shape="id5" draw:start-glue-point="0" draw:end-shape="id4" draw:end-glue-point="1" svg:d="M12593 3730v-1983h-3102" svg:viewBox="0 0 3103 1984">
          <text:p/>
        </draw:connector>
        <draw:connector draw:style-name="gr9" draw:text-style-name="P2" draw:layer="layout" svg:x1="11.694cm" svg:y1="3.73cm" svg:x2="9.491cm" svg:y2="1.747cm" draw:start-shape="id6" draw:start-glue-point="0" draw:end-shape="id4" draw:end-glue-point="1" svg:d="M11694 3730v-1983h-2203" svg:viewBox="0 0 2204 1984">
          <text:p/>
        </draw:connector>
        <draw:connector draw:style-name="gr9" draw:text-style-name="P2" draw:layer="layout" svg:x1="10.794cm" svg:y1="3.73cm" svg:x2="10.22cm" svg:y2="1.722cm" draw:start-shape="id7" draw:start-glue-point="0" svg:d="M10794 3730v-1280h-574v-728" svg:viewBox="0 0 575 2009">
          <text:p/>
        </draw:connector>
        <draw:connector draw:style-name="gr9" draw:text-style-name="P2" draw:layer="layout" svg:x1="9.895cm" svg:y1="3.73cm" svg:x2="10.22cm" svg:y2="1.722cm" draw:start-shape="id8" draw:start-glue-point="0" svg:d="M9895 3730v-1280h325v-728" svg:viewBox="0 0 326 2009">
          <text:p/>
        </draw:connector>
        <draw:connector draw:style-name="gr9" draw:text-style-name="P2" draw:layer="layout" svg:x1="12.593cm" svg:y1="4.932cm" svg:x2="5.118cm" svg:y2="7.199cm" draw:start-shape="id5" draw:start-glue-point="2" draw:end-shape="id2" draw:end-glue-point="0" svg:d="M12593 4932v1134h-7475v1133" svg:viewBox="0 0 7476 2268">
          <text:p/>
        </draw:connector>
        <draw:connector draw:style-name="gr9" draw:text-style-name="P2" draw:layer="layout" svg:x1="11.694cm" svg:y1="4.932cm" svg:x2="5.118cm" svg:y2="7.199cm" draw:start-shape="id6" draw:start-glue-point="2" draw:end-shape="id2" draw:end-glue-point="0" svg:d="M11694 4932v1134h-6576v1133" svg:viewBox="0 0 6577 2268">
          <text:p/>
        </draw:connector>
        <draw:connector draw:style-name="gr9" draw:text-style-name="P2" draw:layer="layout" draw:line-skew="-0.262cm" svg:x1="10.794cm" svg:y1="4.932cm" svg:x2="5.118cm" svg:y2="7.2cm" draw:start-shape="id7" draw:start-glue-point="2" svg:d="M10794 4932v1148h-5676v1120" svg:viewBox="0 0 5677 2269">
          <text:p/>
        </draw:connector>
        <draw:connector draw:style-name="gr9" draw:text-style-name="P2" draw:layer="layout" draw:line-skew="-0.262cm" svg:x1="9.895cm" svg:y1="4.932cm" svg:x2="5.118cm" svg:y2="7.2cm" draw:start-shape="id8" draw:start-glue-point="2" svg:d="M9895 4932v1148h-4777v1120" svg:viewBox="0 0 4778 22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 Book" svg:font-family="'Fira Sans Book'" style:font-family-generic="swiss" style:font-pitch="variable"/>
    <style:font-face style:name="Fira Sans Book1" svg:font-family="'Fira Sans Book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5:21:55.956273496</meta:creation-date>
    <dc:date>2018-02-26T16:29:20.323692135</dc:date>
    <meta:editing-duration>PT19M2S</meta:editing-duration>
    <meta:editing-cycles>4</meta:editing-cycles>
    <meta:generator>LibreOffice/5.1.6.2$Linux_X86_64 LibreOffice_project/10m0$Build-2</meta:generator>
    <meta:document-statistic meta:object-count="101"/>
  </office:meta>
</office:document-meta>
</file>